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F000003B21132FC42.png" manifest:media-type="image/png"/>
  <manifest:file-entry manifest:full-path="Pictures/100000000000028C000003DC7FCEE8A0.png" manifest:media-type="image/png"/>
  <manifest:file-entry manifest:full-path="Pictures/10000000000002930000039D87952E58.png" manifest:media-type="image/png"/>
  <manifest:file-entry manifest:full-path="Pictures/10000000000002E3000002687FFD80D3.png" manifest:media-type="image/png"/>
  <manifest:file-entry manifest:full-path="Pictures/10000000000002E90000020A4F82939E.png" manifest:media-type="image/png"/>
  <manifest:file-entry manifest:full-path="Pictures/100000000000035800000159AF2376B5.png" manifest:media-type="image/png"/>
  <manifest:file-entry manifest:full-path="Pictures/1000000000000351000002105807F246.png" manifest:media-type="image/png"/>
  <manifest:file-entry manifest:full-path="Pictures/100000000000029E000003889D87033B.png" manifest:media-type="image/png"/>
  <manifest:file-entry manifest:full-path="Pictures/10000000000003590000035D3BDBB1EB.png" manifest:media-type="image/png"/>
  <manifest:file-entry manifest:full-path="Pictures/10000000000003530000020E53CEEE65.png" manifest:media-type="image/png"/>
  <manifest:file-entry manifest:full-path="Pictures/100000000000035A000001A34A0A13CB.png" manifest:media-type="image/png"/>
  <manifest:file-entry manifest:full-path="Pictures/1000000000000350000003CC9027C1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paragraph-properties fo:break-before="page"/>
    </style:style>
    <style:style style:name="P2" style:family="paragraph">
      <style:paragraph-properties fo:text-align="cente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1.707cm" svg:y="-1.674cm" svg:width="9.999cm" svg:height="11.441cm" draw:z-index="0"><draw:image xlink:href="Pictures/1000000000000350000003CC9027C1F5.png" xlink:type="simple" xlink:show="embed" xlink:actuate="onLoad" draw:mime-type="image/png"/></draw:frame><draw:frame draw:style-name="fr2" draw:name="Image2" text:anchor-type="char" svg:x="8.527cm" svg:y="-1.676cm" svg:width="9.999cm" svg:height="6.17cm" draw:z-index="1"><draw:image xlink:href="Pictures/10000000000003530000020E53CEEE65.png" xlink:type="simple" xlink:show="embed" xlink:actuate="onLoad" draw:mime-type="image/png"/></draw:frame><draw:frame draw:style-name="fr2" draw:name="Image3" text:anchor-type="char" svg:x="-1.707cm" svg:y="9.765cm" svg:width="9.999cm" svg:height="10.04cm" draw:z-index="2"><draw:image xlink:href="Pictures/10000000000003590000035D3BDBB1EB.png" xlink:type="simple" xlink:show="embed" xlink:actuate="onLoad" draw:mime-type="image/png"/></draw:frame><draw:frame draw:style-name="fr2" draw:name="Image4" text:anchor-type="char" svg:x="8.527cm" svg:y="4.348cm" svg:width="9.999cm" svg:height="6.211cm" draw:z-index="3"><draw:image xlink:href="Pictures/1000000000000351000002105807F246.png" xlink:type="simple" xlink:show="embed" xlink:actuate="onLoad" draw:mime-type="image/png"/></draw:frame><draw:frame draw:style-name="fr2" draw:name="Image5" text:anchor-type="char" svg:x="8.668cm" svg:y="10.557cm" svg:width="9.999cm" svg:height="4.03cm" draw:z-index="4"><draw:image xlink:href="Pictures/100000000000035800000159AF2376B5.png" xlink:type="simple" xlink:show="embed" xlink:actuate="onLoad" draw:mime-type="image/png"/></draw:frame><draw:frame draw:style-name="fr2" draw:name="Image6" text:anchor-type="char" svg:x="8.668cm" svg:y="14.349cm" svg:width="9.999cm" svg:height="4.881cm" draw:z-index="5"><draw:image xlink:href="Pictures/100000000000035A000001A34A0A13CB.png" xlink:type="simple" xlink:show="embed" xlink:actuate="onLoad" draw:mime-type="image/png"/></draw:frame><draw:frame draw:style-name="fr2" draw:name="Image7" text:anchor-type="char" svg:x="-1.707cm" svg:y="19.803cm" svg:width="9.999cm" svg:height="7.001cm" draw:z-index="6"><draw:image xlink:href="Pictures/10000000000002E90000020A4F82939E.png" xlink:type="simple" xlink:show="embed" xlink:actuate="onLoad" draw:mime-type="image/png"/></draw:frame><draw:frame draw:style-name="fr2" draw:name="Image8" text:anchor-type="char" svg:x="8.668cm" svg:y="19.228cm" svg:width="9.999cm" svg:height="8.331cm" draw:z-index="7"><draw:image xlink:href="Pictures/10000000000002E3000002687FFD80D3.png" xlink:type="simple" xlink:show="embed" xlink:actuate="onLoad" draw:mime-type="image/png"/></draw:frame></text:p>
      <text:p text:style-name="P1"><draw:path text:anchor-type="paragraph" draw:z-index="12" draw:name="Bézier curve 1" draw:style-name="gr1" draw:text-style-name="P2" svg:width="20.563cm" svg:height="2.452cm" draw:transform="rotate (0.102101761241668) translate (-1.88466567292121cm 12.0920828562648cm)" svg:viewBox="0 0 20564 2453" svg:d="M0 77c312-35 676-159 944 8 307 192 588 184 893 239 316 57 641 70 962 129 316 58 643 70 965 99 311 27 621 57 938 66 304 8 612 46 916 5 311-42 630-38 944 8 318 47 641 79 962 129 330 51 659 110 989 160 339 50 675 117 1017 164 303 42 618 76 893 239 284 169 567 376 899 446 304 65 629 36 932 126 315 94 620-98 928-112 303-14 603 88 907 93 315 5 626 38 939 66 300 26 603 61 907 93 309 31 623 63 935 95 302 31 604 114 907 93 322-21 633-16 942 38 320 57 644 61 959 157l293 30 324 5 269-33"><text:p/></draw:path><draw:frame draw:style-name="fr2" draw:name="Image9" text:anchor-type="char" svg:x="-1.819cm" svg:y="-1.295cm" svg:width="9.999cm" svg:height="13.49cm" draw:z-index="8"><draw:image xlink:href="Pictures/100000000000029E000003889D87033B.png" xlink:type="simple" xlink:show="embed" xlink:actuate="onLoad" draw:mime-type="image/png"/></draw:frame><draw:frame draw:style-name="fr2" draw:name="Image10" text:anchor-type="char" svg:x="8.414cm" svg:y="-1.595cm" svg:width="9.999cm" svg:height="14.03cm" draw:z-index="9"><draw:image xlink:href="Pictures/10000000000002930000039D87952E58.png" xlink:type="simple" xlink:show="embed" xlink:actuate="onLoad" draw:mime-type="image/png"/></draw:frame><draw:frame draw:style-name="fr2" draw:name="Image11" text:anchor-type="char" svg:x="-1.789cm" svg:y="12.194cm" svg:width="9.999cm" svg:height="15.15cm" draw:z-index="10"><draw:image xlink:href="Pictures/100000000000028C000003DC7FCEE8A0.png" xlink:type="simple" xlink:show="embed" xlink:actuate="onLoad" draw:mime-type="image/png"/></draw:frame><draw:frame draw:style-name="fr2" draw:name="Image12" text:anchor-type="char" svg:x="8.179cm" svg:y="12.799cm" svg:width="9.999cm" svg:height="14.43cm" draw:z-index="11"><draw:image xlink:href="Pictures/100000000000028F000003B21132FC4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AT"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8:20:45.297159146</meta:creation-date>
    <dc:date>2025-06-19T19:55:18.050859433</dc:date>
    <meta:editing-duration>PT12M48S</meta:editing-duration>
    <meta:editing-cycles>3</meta:editing-cycles>
    <meta:generator>LibreOffice/24.8.7.2$Linux_X86_64 LibreOffice_project/480$Build-2</meta:generator>
    <meta:document-statistic meta:table-count="0" meta:image-count="12" meta:object-count="0" meta:page-count="2" meta:paragraph-count="0" meta:word-count="0" meta:character-count="0" meta:non-whitespace-character-count="0"/>
  </office:meta>
</office:document-meta>
</file>